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&gt;</text:p>
      <text:p text:style-name="Standard">&lt;body&gt;</text:p>
      <text:p text:style-name="Standard"/>
      <text:p text:style-name="Standard">&lt;h2&gt;JavaScript Object Properties&lt;/h2&gt;</text:p>
      <text:p text:style-name="Standard"/>
      <text:p text:style-name="Standard">&lt;p id="demo"&gt;&lt;/p&gt;</text:p>
      <text:p text:style-name="Standard"/>
      <text:p text:style-name="Standard">&lt;script&gt;</text:p>
      <text:p text:style-name="Standard">var txt = "";</text:p>
      <text:p text:style-name="Standard">var person = {fname:"John", lname:"Doe", age:25}; </text:p>
      <text:p text:style-name="Standard">var x;</text:p>
      <text:p text:style-name="Standard">for (x in person) {</text:p>
      <text:p text:style-name="Standard"><text:s text:c="2"/>txt += person[x] + " ";</text:p>
      <text:p text:style-name="Standard">}</text:p>
      <text:p text:style-name="Standard">document.getElementById("demo").innerHTML = txt;</text:p>
      <text:p text:style-name="Standard">&lt;/script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5:01:42.669754908</meta:creation-date>
    <dc:date>2019-03-01T15:02:08.589154912</dc:date>
    <meta:editing-duration>PT26S</meta:editing-duration>
    <meta:editing-cycles>1</meta:editing-cycles>
    <meta:document-statistic meta:table-count="0" meta:image-count="0" meta:object-count="0" meta:page-count="1" meta:paragraph-count="16" meta:word-count="40" meta:character-count="274" meta:non-whitespace-character-count="247"/>
    <meta:generator>LibreOffice/6.0.7.3$Linux_X86_64 LibreOffice_project/00m0$Build-3</meta:generator>
  </office:meta>
</office:document-meta>
</file>